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67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 style:data-style-name="N2" text:time-value="08:13:08.091862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22T09:03:32.735260981</dc:date>
    <dc:creator>Jesus Castagnetto</dc:creator>
    <meta:editing-duration>P6DT21H17M45S</meta:editing-duration>
    <meta:editing-cycles>610</meta:editing-cycles>
    <meta:generator>LibreOffice/7.1.4.2$Linux_X86_64 LibreOffice_project/10$Build-2</meta:generator>
    <meta:document-statistic meta:table-count="1" meta:cell-count="6024" meta:object-count="0"/>
  </office:meta>
</office:document-meta>
</file>